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1">
      <style:paragraph-properties fo:text-align="justify" style:justify-single-word="false"/>
    </style:style>
    <style:style style:name="P3" style:family="paragraph" style:parent-style-name="Heading_20_2">
      <style:paragraph-properties fo:text-align="justify" style:justify-single-word="false"/>
    </style:style>
    <style:style style:name="T1" style:family="text">
      <style:text-properties fo:background-color="#ff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cta Reunión</text:h>
      <text:p text:style-name="P1">Lugar: Hospital Virgen de la Salud, Toledo</text:p>
      <text:p text:style-name="P1">Fecha: 2012-05-09</text:p>
      <text:p text:style-name="P1">Participantes:</text:p>
      <text:p text:style-name="P1"><text:tab/>Silvana Zegianini, Abada</text:p>
      <text:p text:style-name="P1"><text:tab/>Jorge Peláez, Abada</text:p>
      <text:p text:style-name="P1"><text:tab/><text:span text:style-name="T1">Por favor rellenar los demás no me acuerdo de los nombres</text:span></text:p>
      <text:h text:style-name="P3" text:outline-level="2">Objetivos</text:h>
      <text:p text:style-name="P1">Estudiar la viabilidad del proyecto Eva en el hospital, con la ayuda del departamento de farmacia.</text:p>
      <text:h text:style-name="P3" text:outline-level="2">Conclusión</text:h>
      <text:p text:style-name="P1">Se define Eva como un proyecto dedicado al control de los efectos adversos provocados de la medicación que toma un paciente, tomando como punto de partida la medicación de los enfermos que siguen un tratamiento de quimioterapia y cruzando dicha medicación con la medicación que se le receta en primaria a dicho paciente, controlando de esta manera la aparición de eventos adversos.</text:p>
      <text:p text:style-name="P1">Para poner en practica el proyecto Eva en el hospital Virgen de la Salud, se necesita que Eva adquiera datos de 2 aplicaciones principalmente Oncobass(Toledo Soft) y Turriano, se queda a la espera de ponernos en contacto con los desarrolladores de dicha aplicación para ver si existe alguna manera de obtener los datos que necesitamos de la mis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4T10:12:15</meta:creation-date>
    <dc:date>2012-05-14T10:31:49</dc:date>
    <meta:editing-duration>PT4M23S</meta:editing-duration>
    <meta:editing-cycles>2</meta:editing-cycles>
    <meta:generator>LibreOffice/3.5$Linux_X86_64 LibreOffice_project/350m1$Build-2</meta:generator>
    <meta:document-statistic meta:table-count="0" meta:image-count="0" meta:object-count="0" meta:page-count="1" meta:paragraph-count="12" meta:word-count="167" meta:character-count="1033" meta:non-whitespace-character-count="875"/>
  </office:meta>
</office:document-meta>
</file>